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nderer.getAspec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nderer.toSAX( Layout layout , PortalService service ,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Renderer.processLayout( Layout layout , PortalService servi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nderer.getStylesheetURI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nderer.useStyle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